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3.792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023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1.598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2.233cm"/>
    </style:style>
    <style:style style:name="co37" style:family="table-column">
      <style:table-column-properties fo:break-before="auto" style:column-width="2.614cm"/>
    </style:style>
    <style:style style:name="co38" style:family="table-column">
      <style:table-column-properties fo:break-before="auto" style:column-width="4.801cm"/>
    </style:style>
    <style:style style:name="co39" style:family="table-column">
      <style:table-column-properties fo:break-before="auto" style:column-width="2.328cm"/>
    </style:style>
    <style:style style:name="co40" style:family="table-column">
      <style:table-column-properties fo:break-before="auto" style:column-width="1.773cm"/>
    </style:style>
    <style:style style:name="co41" style:family="table-column">
      <style:table-column-properties fo:break-before="auto" style:column-width="0.725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1.923cm"/>
    </style:style>
    <style:style style:name="co44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6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10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14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5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G/U15G", </text:p>
            <text:p>"date": "Samedi 06/01/2024", </text:p>
            <text:p>"temps_jeu": "Temps de jeu 8 minutes. Rotation toutes les 10 minutes", </text:p>
            <text:p>"lien_reglement": "pdf/01_ReglementTournoi2024.pdf", </text:p>
            <text:p>"lien_ficheequipe": "pdf/02_Reference-Inscriptions2024.pdf", </text:p>
            <text:p>"lien_site": "https://www.tes.fcvalduloir.live/fcvlfutsal_u13g_u15g_2024/dist/", </text:p>
            <text:p>"titre_QRcode": "Tournoi En Salle FCVL futsal U13G U15G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G"</text:span><text:span text:style-name="T4">,</text:span></text:p>
            <text:p><text:span text:style-name="T6">"nomlong"</text:span><text:span text:style-name="T4">: </text:span><text:span text:style-name="T5">"U13 Garçons"</text:span><text:span text:style-name="T4">,</text:span></text:p>
            <text:p><text:span text:style-name="T6">"texthoraire"</text:span><text:span text:style-name="T4">: </text:span><text:span text:style-name="T5">"Rdv 13h30 - Début 14h0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G"</text:span><text:span text:style-name="T4">,</text:span></text:p>
            <text:p><text:span text:style-name="T6">"nomlong"</text:span><text:span text:style-name="T4">: </text:span><text:span text:style-name="T5">"U15 Garçons"</text:span><text:span text:style-name="T4">,</text:span></text:p>
            <text:p><text:span text:style-name="T6">"texthoraire"</text:span><text:span text:style-name="T4">: </text:span><text:span text:style-name="T5">"Rdv 13h30 - Début 14h00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g_u15g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1</text:p>
          </table:table-cell>
          <table:table-cell table:style-name="ce40" office:value-type="string" calcext:value-type="string">
            <text:p>U.S. ARNAGE P.</text:p>
          </table:table-cell>
          <table:table-cell table:style-name="ce40" office:value-type="string" calcext:value-type="string">
            <text:p>USAP</text:p>
          </table:table-cell>
          <table:table-cell table:style-name="ce40" office:value-type="string" calcext:value-type="string">
            <text:p>usap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2</text:p>
          </table:table-cell>
          <table:table-cell table:style-name="ce40" office:value-type="string" calcext:value-type="string">
            <text:p>ECOMMOY F.C.2</text:p>
          </table:table-cell>
          <table:table-cell table:style-name="ce40" office:value-type="string" calcext:value-type="string">
            <text:p>ECOMMOY2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3</text:p>
          </table:table-cell>
          <table:table-cell table:style-name="ce37" office:value-type="string" calcext:value-type="string">
            <text:p>F.C. Val du Loir</text:p>
          </table:table-cell>
          <table:table-cell table:style-name="ce37" office:value-type="string" calcext:value-type="string">
            <text:p>FCVL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4</text:p>
          </table:table-cell>
          <table:table-cell table:style-name="ce37" office:value-type="string" calcext:value-type="string">
            <text:p>ENT. LOIR ET BERCE</text:p>
          </table:table-cell>
          <table:table-cell table:style-name="ce37" office:value-type="string" calcext:value-type="string">
            <text:p>LOIR&amp;BERCE</text:p>
          </table:table-cell>
          <table:table-cell table:style-name="ce37" office:value-type="string" calcext:value-type="string">
            <text:p>loiretberc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5</text:p>
          </table:table-cell>
          <table:table-cell table:style-name="ce52" office:value-type="string" calcext:value-type="string">
            <text:p>ST. MONTOIRE</text:p>
          </table:table-cell>
          <table:table-cell table:style-name="ce37" office:value-type="string" calcext:value-type="string">
            <text:p>MONTOIRE</text:p>
          </table:table-cell>
          <table:table-cell table:style-name="ce52" office:value-type="string" calcext:value-type="string">
            <text:p>montoir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6</text:p>
          </table:table-cell>
          <table:table-cell table:style-name="ce52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8" office:value-type="string" calcext:value-type="string">
            <text:p>coc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7</text:p>
          </table:table-cell>
          <table:table-cell table:style-name="ce54" office:value-type="string" calcext:value-type="string">
            <text:p>A.S. PAYS DE RACAN </text:p>
          </table:table-cell>
          <table:table-cell table:style-name="ce40" office:value-type="string" calcext:value-type="string">
            <text:p>PAYS-RACAN</text:p>
          </table:table-cell>
          <table:table-cell table:style-name="ce40" office:value-type="string" calcext:value-type="string">
            <text:p>paysderacan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8</text:p>
          </table:table-cell>
          <table:table-cell table:style-name="ce40" office:value-type="string" calcext:value-type="string">
            <text:p>ECOMMOY F.C.1</text:p>
          </table:table-cell>
          <table:table-cell table:style-name="ce40" office:value-type="string" calcext:value-type="string">
            <text:p>ECOMMOY1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1</text:p>
          </table:table-cell>
          <table:table-cell table:style-name="ce40" office:value-type="string" calcext:value-type="string">
            <text:p>U.S. ARNAGE P.</text:p>
          </table:table-cell>
          <table:table-cell table:style-name="ce40" office:value-type="string" calcext:value-type="string">
            <text:p>USAP</text:p>
          </table:table-cell>
          <table:table-cell table:style-name="ce40" office:value-type="string" calcext:value-type="string">
            <text:p>usap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2</text:p>
          </table:table-cell>
          <table:table-cell table:style-name="ce40" office:value-type="string" calcext:value-type="string">
            <text:p>FC GATINE CHOISI.</text:p>
          </table:table-cell>
          <table:table-cell table:style-name="ce40" office:value-type="string" calcext:value-type="string">
            <text:p>GATINE</text:p>
          </table:table-cell>
          <table:table-cell table:style-name="ce40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3</text:p>
          </table:table-cell>
          <table:table-cell table:style-name="ce40" office:value-type="string" calcext:value-type="string">
            <text:p>ENT. COC/FCVL1</text:p>
          </table:table-cell>
          <table:table-cell table:style-name="ce40" office:value-type="string" calcext:value-type="string">
            <text:p>COC/FCVL1</text:p>
          </table:table-cell>
          <table:table-cell table:style-name="ce40" office:value-type="string" calcext:value-type="string">
            <text:p>cocfcvl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4</text:p>
          </table:table-cell>
          <table:table-cell table:style-name="ce40" office:value-type="string" calcext:value-type="string">
            <text:p>VILLIERS AU BOUIN</text:p>
          </table:table-cell>
          <table:table-cell table:style-name="ce40" office:value-type="string" calcext:value-type="string">
            <text:p>VILLIERS</text:p>
          </table:table-cell>
          <table:table-cell table:style-name="ce40" office:value-type="string" calcext:value-type="string">
            <text:p>villiers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5</text:p>
          </table:table-cell>
          <table:table-cell table:style-name="ce41" office:value-type="string" calcext:value-type="string">
            <text:p>ENT. COC/FCVL2</text:p>
          </table:table-cell>
          <table:table-cell table:style-name="ce40" office:value-type="string" calcext:value-type="string">
            <text:p>COC/FCVL2</text:p>
          </table:table-cell>
          <table:table-cell table:style-name="ce41" office:value-type="string" calcext:value-type="string">
            <text:p>cocfcvl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6</text:p>
          </table:table-cell>
          <table:table-cell table:style-name="ce41" office:value-type="string" calcext:value-type="string">
            <text:p>A. S. BRETTE</text:p>
          </table:table-cell>
          <table:table-cell table:style-name="ce40" office:value-type="string" calcext:value-type="string">
            <text:p>BRETTE</text:p>
          </table:table-cell>
          <table:table-cell table:style-name="ce41" office:value-type="string" calcext:value-type="string">
            <text:p>brett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7</text:p>
          </table:table-cell>
          <table:table-cell table:style-name="ce40" office:value-type="string" calcext:value-type="string">
            <text:p>ECOMMOY F.C.</text:p>
          </table:table-cell>
          <table:table-cell table:style-name="ce40" office:value-type="string" calcext:value-type="string">
            <text:p>ECOMMOY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8</text:p>
          </table:table-cell>
          <table:table-cell table:style-name="ce40" office:value-type="string" calcext:value-type="string">
            <text:p>A.S. PAYS DE RACAN</text:p>
          </table:table-cell>
          <table:table-cell table:style-name="ce40" office:value-type="string" calcext:value-type="string">
            <text:p>PAYS-RACAN</text:p>
          </table:table-cell>
          <table:table-cell table:style-name="ce40" office:value-type="string" calcext:value-type="string">
            <text:p>paysderacan.png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4"/>
          <table:table-cell table:style-name="ce57"/>
          <table:table-cell table:number-columns-repeated="4"/>
        </table:table-row>
        <table:table-row table:style-name="ro3" table:number-rows-repeated="10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20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4H00M00S" calcext:value-type="time">
            <text:p>14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4H00M00S" calcext:value-type="time">
            <text:p>14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</table:table-row>
        <table:table-row table:style-name="ro4">
          <table:table-cell table:style-name="ce87" table:formula="of:=1/24/60*10" office:value-type="float" office:value="0.00694444444444444" calcext:value-type="float">
            <text:p>0,00694444444444444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style-name="ce87" office:value-type="string" calcext:value-type="string">
            <text:p>1/24/60*10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[.$A$6]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14H20M00S" calcext:value-type="time">
            <text:p>14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[.$A$6]" office:value-type="time" office:time-value="PT14H20M00S" calcext:value-type="time">
            <text:p>14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COC/FCVL2" calcext:value-type="string">
            <text:p>COC/FCVL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BRETTE" calcext:value-type="string">
            <text:p>BRETTE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COC/FCVL1" calcext:value-type="string">
            <text:p>COC/FCVL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[.$A$6]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ECOMMOY" calcext:value-type="string">
            <text:p>ECOMMOY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14H40M00S" calcext:value-type="time">
            <text:p>14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[.$A$6]" office:value-type="time" office:time-value="PT14H40M00S" calcext:value-type="time">
            <text:p>14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[.$A$6]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15H00M00S" calcext:value-type="time">
            <text:p>15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GATINE" calcext:value-type="string">
            <text:p>GATIN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[.$A$6]" office:value-type="time" office:time-value="PT15H00M00S" calcext:value-type="time">
            <text:p>15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BRETTE" calcext:value-type="string">
            <text:p>BRETT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[.$A$6]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COC/FCVL1" calcext:value-type="string">
            <text:p>COC/FCVL1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[.$A$6]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COC/FCVL2" calcext:value-type="string">
            <text:p>COC/FCVL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ECOMMOY" calcext:value-type="string">
            <text:p>ECOMMOY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[.$A$6]" office:value-type="time" office:time-value="PT15H20M00S" calcext:value-type="time">
            <text:p>15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[.$A$6]" office:value-type="time" office:time-value="PT15H20M00S" calcext:value-type="time">
            <text:p>15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[.$A$6]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[.$A$6]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[.$A$6]" office:value-type="time" office:time-value="PT15H40M00S" calcext:value-type="time">
            <text:p>15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ECOMMOY" calcext:value-type="string">
            <text:p>ECOMMOY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BRETTE" calcext:value-type="string">
            <text:p>BRETTE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[.$A$6]" office:value-type="time" office:time-value="PT15H40M00S" calcext:value-type="time">
            <text:p>15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GATINE" calcext:value-type="string">
            <text:p>GATIN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COC/FCVL1" calcext:value-type="string">
            <text:p>COC/FCVL1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[.$A$6]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PAYS-RACAN" calcext:value-type="string">
            <text:p>PAYS-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COC/FCVL2" calcext:value-type="string">
            <text:p>COC/FCVL2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[.$A$6]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VILLIERS" calcext:value-type="string">
            <text:p>VILLIERS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USAP" calcext:value-type="string">
            <text:p>USAP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6" table:formula="of:=[.E27]+[.$A$6]" office:value-type="time" office:time-value="PT16H00M00S" calcext:value-type="time">
            <text:p>16:00:00</text:p>
          </table:table-cell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"/>
        <table:table-column table:style-name="co17" table:default-cell-style-name="ce13"/>
        <table:table-column table:style-name="co25" table:default-cell-style-name="ce13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10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G" calcext:value-type="string">
            <text:p>U13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52" office:value-type="string" calcext:value-type="string" table:number-columns-spanned="3" table:number-rows-spanned="1">
            <text:p>buts</text:p>
          </table:table-cell>
          <table:covered-table-cell table:style-name="ce152"/>
          <table:covered-table-cell/>
          <table:table-cell table:style-name="ce158" office:value-type="string" calcext:value-type="string" table:number-columns-spanned="3" table:number-rows-spanned="1">
            <text:p>match1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2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3</text:p>
          </table:table-cell>
          <table:covered-table-cell table:style-name="ce15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10" table:formula="of:=[$lesequipes.$D10]" office:value-type="string" office:string-value="U13G1" calcext:value-type="string">
            <text:p>U13G1</text:p>
          </table:table-cell>
          <table:table-cell table:style-name="ce110" table:formula="of:=[$lesequipes.$F10]" office:value-type="string" office:string-value="USAP" calcext:value-type="string">
            <text:p>USAP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10" table:formula="of:=[$lesequipes.$D11]" office:value-type="string" office:string-value="U13G2" calcext:value-type="string">
            <text:p>U13G2</text:p>
          </table:table-cell>
          <table:table-cell table:style-name="ce110" table:formula="of:=[$lesequipes.$F11]" office:value-type="string" office:string-value="ECOMMOY2" calcext:value-type="string">
            <text:p>ECOMMOY2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10" table:formula="of:=[$lesequipes.$D12]" office:value-type="string" office:string-value="U13G3" calcext:value-type="string">
            <text:p>U13G3</text:p>
          </table:table-cell>
          <table:table-cell table:style-name="ce110" table:formula="of:=[$lesequipes.$F12]" office:value-type="string" office:string-value="FCVL" calcext:value-type="string">
            <text:p>FCVL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10" table:formula="of:=[$lesequipes.$D13]" office:value-type="string" office:string-value="U13G4" calcext:value-type="string">
            <text:p>U13G4</text:p>
          </table:table-cell>
          <table:table-cell table:style-name="ce110" table:formula="of:=[$lesequipes.$F13]" office:value-type="string" office:string-value="LOIR&amp;BERCE" calcext:value-type="string">
            <text:p>LOIR&amp;BERCE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4</text:p>
          </table:table-cell>
          <table:table-cell/>
          <table:table-cell table:style-name="ce114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G" calcext:value-type="string">
            <text:p>U13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52" office:value-type="string" calcext:value-type="string" table:number-columns-spanned="3" table:number-rows-spanned="1">
            <text:p>buts</text:p>
          </table:table-cell>
          <table:covered-table-cell table:style-name="ce152"/>
          <table:covered-table-cell/>
          <table:table-cell table:style-name="ce158" office:value-type="string" calcext:value-type="string" table:number-columns-spanned="3" table:number-rows-spanned="1">
            <text:p>match1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2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3</text:p>
          </table:table-cell>
          <table:covered-table-cell table:style-name="ce15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4" table:formula="of:=[$lesequipes.$D14]" office:value-type="string" office:string-value="U13G5" calcext:value-type="string">
            <text:p>U13G5</text:p>
          </table:table-cell>
          <table:table-cell table:style-name="ce114" table:formula="of:=[$lesequipes.$F14]" office:value-type="string" office:string-value="MONTOIRE" calcext:value-type="string">
            <text:p>MONTOIRE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4" table:formula="of:=[$lesequipes.$D15]" office:value-type="string" office:string-value="U13G6" calcext:value-type="string">
            <text:p>U13G6</text:p>
          </table:table-cell>
          <table:table-cell table:style-name="ce114" table:formula="of:=[$lesequipes.$F15]" office:value-type="string" office:string-value="COC" calcext:value-type="string">
            <text:p>COC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4" table:formula="of:=[$lesequipes.$D16]" office:value-type="string" office:string-value="U13G7" calcext:value-type="string">
            <text:p>U13G7</text:p>
          </table:table-cell>
          <table:table-cell table:style-name="ce114" table:formula="of:=[$lesequipes.$F16]" office:value-type="string" office:string-value="PAYS-RACAN" calcext:value-type="string">
            <text:p>PAYS-RACAN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4" table:formula="of:=[$lesequipes.$D17]" office:value-type="string" office:string-value="U13G8" calcext:value-type="string">
            <text:p>U13G8</text:p>
          </table:table-cell>
          <table:table-cell table:style-name="ce114" table:formula="of:=[$lesequipes.$F17]" office:value-type="string" office:string-value="ECOMMOY1" calcext:value-type="string">
            <text:p>ECOMMOY1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G" calcext:value-type="string">
            <text:p>U15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52" office:value-type="string" calcext:value-type="string" table:number-columns-spanned="3" table:number-rows-spanned="1">
            <text:p>buts</text:p>
          </table:table-cell>
          <table:covered-table-cell table:style-name="ce152"/>
          <table:covered-table-cell/>
          <table:table-cell table:style-name="ce158" office:value-type="string" calcext:value-type="string" table:number-columns-spanned="3" table:number-rows-spanned="1">
            <text:p>match1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2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3</text:p>
          </table:table-cell>
          <table:covered-table-cell table:style-name="ce15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G1" calcext:value-type="string">
            <text:p>U15G1</text:p>
          </table:table-cell>
          <table:table-cell table:style-name="ce77" table:formula="of:=[$lesequipes.$F18]" office:value-type="string" office:string-value="USAP" calcext:value-type="string">
            <text:p>USAP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G2" calcext:value-type="string">
            <text:p>U15G2</text:p>
          </table:table-cell>
          <table:table-cell table:style-name="ce77" table:formula="of:=[$lesequipes.$F19]" office:value-type="string" office:string-value="GATINE" calcext:value-type="string">
            <text:p>GATINE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G3" calcext:value-type="string">
            <text:p>U15G3</text:p>
          </table:table-cell>
          <table:table-cell table:style-name="ce77" table:formula="of:=[$lesequipes.$F20]" office:value-type="string" office:string-value="COC/FCVL1" calcext:value-type="string">
            <text:p>COC/FCVL1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G4" calcext:value-type="string">
            <text:p>U15G4</text:p>
          </table:table-cell>
          <table:table-cell table:style-name="ce77" table:formula="of:=[$lesequipes.$F21]" office:value-type="string" office:string-value="VILLIERS" calcext:value-type="string">
            <text:p>VILLIERS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G" calcext:value-type="string">
            <text:p>U15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52" office:value-type="string" calcext:value-type="string" table:number-columns-spanned="3" table:number-rows-spanned="1">
            <text:p>buts</text:p>
          </table:table-cell>
          <table:covered-table-cell table:style-name="ce152"/>
          <table:covered-table-cell/>
          <table:table-cell table:style-name="ce158" office:value-type="string" calcext:value-type="string" table:number-columns-spanned="3" table:number-rows-spanned="1">
            <text:p>match1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2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3</text:p>
          </table:table-cell>
          <table:covered-table-cell table:style-name="ce15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G5" calcext:value-type="string">
            <text:p>U15G5</text:p>
          </table:table-cell>
          <table:table-cell table:style-name="ce78" table:formula="of:=[$lesequipes.$F22]" office:value-type="string" office:string-value="COC/FCVL2" calcext:value-type="string">
            <text:p>COC/FCVL2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G6" calcext:value-type="string">
            <text:p>U15G6</text:p>
          </table:table-cell>
          <table:table-cell table:style-name="ce78" table:formula="of:=[$lesequipes.$F23]" office:value-type="string" office:string-value="BRETTE" calcext:value-type="string">
            <text:p>BRETTE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G7" calcext:value-type="string">
            <text:p>U15G7</text:p>
          </table:table-cell>
          <table:table-cell table:style-name="ce78" table:formula="of:=[$lesequipes.$F24]" office:value-type="string" office:string-value="ECOMMOY" calcext:value-type="string">
            <text:p>ECOMMOY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G8" calcext:value-type="string">
            <text:p>U15G8</text:p>
          </table:table-cell>
          <table:table-cell table:style-name="ce78" table:formula="of:=[$lesequipes.$F25]" office:value-type="string" office:string-value="PAYS-RACAN" calcext:value-type="string">
            <text:p>PAYS-RACAN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36" table:default-cell-style-name="ce13"/>
        <table:table-column table:style-name="co26" table:default-cell-style-name="ce13"/>
        <table:table-column table:style-name="co37" table:default-cell-style-name="ce13"/>
        <table:table-column table:style-name="co38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default-cell-style-name="ce13"/>
        <table:table-column table:style-name="co39" table:default-cell-style-name="ce13"/>
        <table:table-column table:style-name="co19" table:default-cell-style-name="ce13"/>
        <table:table-column table:style-name="co40" table:default-cell-style-name="ce13"/>
        <table:table-column table:style-name="co20" table:default-cell-style-name="ce1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G" calcext:value-type="string">
            <text:p>U13G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7" table:formula="of:=1/24/60*10" office:value-type="float" office:value="0.00694444444444444" calcext:value-type="float">
            <text:p>0,00694444444444444</text:p>
          </table:table-cell>
          <table:table-cell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7" office:value-type="string" calcext:value-type="string">
            <text:p>1/24/60*10</text:p>
          </table:table-cell>
          <table:table-cell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5]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[.$A$5]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[.$A$5]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[.$A$5]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[.$A$5]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[.$A$5]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5]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[.$A$5]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5G" calcext:value-type="string">
            <text:p>U15G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[.$A$5]" office:value-type="time" office:time-value="PT17H05M00S" calcext:value-type="time">
            <text:p>17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[.$A$5]" office:value-type="time" office:time-value="PT17H05M00S" calcext:value-type="time">
            <text:p>17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[.$A$5]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[.$A$5]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30M00S" calcext:value-type="time">
            <text:p>17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office:value-type="strin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7H40M00S" calcext:value-type="time">
            <text:p>17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6" table:formula="of:=[.E19]+[.$A$5]" office:value-type="time" office:time-value="PT17H50M00S" calcext:value-type="time">
            <text:p>17:50:00</text:p>
          </table:table-cell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8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23:38:37.7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29T00:56:29.029000000</dc:date>
    <meta:editing-duration>P5DT2H49M</meta:editing-duration>
    <meta:editing-cycles>230</meta:editing-cycles>
    <meta:generator>LibreOffice/7.5.4.2$Windows_X86_64 LibreOffice_project/36ccfdc35048b057fd9854c757a8b67ec53977b6</meta:generator>
    <meta:document-statistic meta:table-count="5" meta:cell-count="1137" meta:object-count="4"/>
  </office:meta>
</office:document-meta>
</file>